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Standard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Liberation Mono" fo:font-size="12pt" style:font-size-asian="12pt" style:font-size-complex="12pt"/>
    </style:style>
    <style:style style:name="P4" style:family="paragraph" style:parent-style-name="Standard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break-before="page"/>
      <style:text-properties style:font-name="Liberation Mono" fo:font-size="10pt" style:font-size-asian="10pt" style:font-size-complex="10pt"/>
    </style:style>
    <style:style style:name="P6" style:family="paragraph" style:parent-style-name="Standard">
      <style:paragraph-properties fo:break-before="pag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Liberation Mono" fo:font-size="10pt" style:font-size-asian="10pt" style:font-size-complex="10pt"/>
    </style:style>
    <style:style style:name="P8" style:family="paragraph" style:parent-style-name="Standard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nchmarking</text:p>
      <text:p text:style-name="P2"/>
      <text:p text:style-name="P1">Trying to find programs to benchmark Spry was a problem. <text:s/>There are a ton of programs out there but they all seem to be checking the size of the program which we already had. <text:s/>In the end we mainly just checked the memory and speed of the program. <text:s/>Here is an overview of what we did for each of the tests.</text:p>
      <text:p text:style-name="P1"/>
      <text:p text:style-name="P4">Memory</text:p>
      <text:p text:style-name="P1"/>
      <text:p text:style-name="P1">-On startup, Spry uses around 25mb and slowly grows to around 35mb after visiting a few sites.</text:p>
      <text:p text:style-name="P1">-Google Chrome Experiments were used a lot to test the memory of the program. <text:s/>These are heavy CSS/Javascript applications. <text:s/>The memory did tend to spike a bit during certain applications. <text:s/>The highest I saw was 45mb and then it would go back to it's previous state.</text:p>
      <text:p text:style-name="P1"/>
      <text:p text:style-name="P4">Compared to other Browsers</text:p>
      <text:p text:style-name="P3">-Spry uses a lot less memory than Firefox</text:p>
      <text:p text:style-name="P3">-Spry on startup 25mb, Firefox on startup 45mb, Midori 28mb</text:p>
      <text:p text:style-name="P3">-Spry uses basically the same memory as Midori (just a few mb less it seemed)</text:p>
      <text:p text:style-name="P1"/>
      <text:p text:style-name="P2">Problems</text:p>
      <text:p text:style-name="P1">-We thought the fact that since Spry kept growing we had a memory leak but after testing we couldn't find any memory leaks. <text:s/>It turns out Webkit has it's own internal cache to store stuff.</text:p>
      <text:p text:style-name="P2"><text:span text:style-name="T2">-This caused testing memory to be a challenge. <text:s/>Instead of a constant size it was constantly changing.</text:span></text:p>
      <text:p text:style-name="P1"/>
      <text:p text:style-name="P6">Speed</text:p>
      <text:p text:style-name="P1"/>
      <text:p text:style-name="P1">-Used SunSpider to test Javascript processing</text:p>
      <text:p text:style-name="P1">-SunSpider uses math, string processing and loops to test the browser. <text:s/>They are run 5 times per test for optimal output.</text:p>
      <text:p text:style-name="P1">-Spry was 1.62 times faster than Firefox</text:p>
      <text:p text:style-name="P1">-Generally same speed as Midori</text:p>
      <text:p text:style-name="P1"/>
      <text:p text:style-name="P1">Here are some results from testing the browsers:</text:p>
      <text:p text:style-name="P1"/>
      <text:p text:style-name="P1">TEST <text:s text:c="18"/>COMPARISON <text:s text:c="11"/>FROM <text:s text:c="16"/>TO <text:s text:c="12"/>DETAILS </text:p>
      <text:p text:style-name="P1"/>
      <text:p text:style-name="P1">============================================================================= </text:p>
      <text:p text:style-name="P1"><text:tab/><text:tab/><text:tab/><text:tab/><text:tab/><text:tab/><text:tab/> <text:s text:c="2"/><text:span text:style-name="T1">Firefox</text:span><text:tab/><text:tab/><text:tab/><text:span text:style-name="T1">Spry </text:span></text:p>
      <text:p text:style-name="P1">** TOTAL **: <text:s text:c="10"/>1.62x as fast <text:s text:c="4"/>6313.4ms +/- 1.7% <text:s text:c="2"/>3898.2ms +/- 1.2% significant </text:p>
      <text:p text:style-name="P1"/>
      <text:p text:style-name="P1">============================================================================= </text:p>
      <text:p text:style-name="P1"/>
      <text:p text:style-name="P1"><text:s text:c="2"/>3d: <text:s text:c="17"/>1.41x as fast <text:s text:c="5"/>732.0ms +/- 5.5% <text:s text:c="3"/>518.4ms +/- 1.2% significant </text:p>
      <text:p text:style-name="P1"><text:s text:c="4"/>cube: <text:s text:c="13"/>1.64x as fast <text:s text:c="5"/>267.4ms +/- 11.2% <text:s text:c="2"/>163.4ms +/- 2.6% significant </text:p>
      <text:p text:style-name="P1"><text:s text:c="4"/>morph: <text:s text:c="12"/>1.31x as fast <text:s text:c="5"/>230.2ms +/- 5.7% <text:s text:c="3"/>175.2ms +/- 0.3% significant </text:p>
      <text:p text:style-name="P1"><text:s text:c="4"/>raytrace: <text:s text:c="9"/>1.30x as fast <text:s text:c="5"/>234.4ms +/- 2.6% <text:s text:c="3"/>179.8ms +/- 1.6% significant </text:p>
      <text:p text:style-name="P1"/>
      <text:p text:style-name="P1"><text:s text:c="2"/>access: <text:s text:c="13"/>1.67x as fast <text:s text:c="5"/>926.0ms +/- 2.5% <text:s text:c="3"/>553.2ms +/- 2.1% significant </text:p>
      <text:p text:style-name="P1"><text:s text:c="4"/>binary-trees: <text:s text:c="5"/>1.46x as fast <text:s text:c="5"/>100.0ms +/- 7.0% <text:s text:c="4"/>68.4ms +/- 5.8% significant </text:p>
      <text:p text:style-name="P1"><text:s text:c="4"/>fannkuch: <text:s text:c="9"/>2.09x as fast <text:s text:c="5"/>405.4ms +/- 2.1% <text:s text:c="3"/>193.8ms +/- 0.5% significant </text:p>
      <text:p text:style-name="P1"><text:s text:c="4"/>nbody: <text:s text:c="12"/>1.35x as fast <text:s text:c="5"/>297.2ms +/- 6.7% <text:s text:c="3"/>219.8ms +/- 3.7% significant </text:p>
      <text:p text:style-name="P1"><text:s text:c="4"/>nsieve: <text:s text:c="11"/>1.73x as fast <text:s text:c="5"/>123.4ms +/- 4.9% <text:s text:c="4"/>71.2ms +/- 0.8% significant </text:p>
      <text:p text:style-name="P1"/>
      <text:p text:style-name="P1"><text:s text:c="2"/>bitops: <text:s text:c="13"/>1.93x as fast <text:s text:c="5"/>662.8ms +/- 8.5% <text:s text:c="3"/>342.8ms +/- 1.2% significant </text:p>
      <text:p text:style-name="P1"><text:s text:c="4"/>3bit-bits-in-byte: 2.15x as fast <text:s text:c="5"/>107.6ms +/- 1.3% <text:s text:c="4"/>50.0ms +/- 1.8% significant </text:p>
      <text:p text:style-name="P1"><text:s text:c="4"/>bits-in-byte: <text:s text:c="5"/>2.64x as fast <text:s text:c="5"/>163.4ms +/- 1.0% <text:s text:c="4"/>61.8ms +/- 2.6% significant </text:p>
      <text:p text:style-name="P1"><text:s text:c="4"/>bitwise-and: <text:s text:c="6"/>1.72x as fast <text:s text:c="5"/>175.6ms +/- 2.4% <text:s text:c="3"/>102.0ms +/- 2.3% significant </text:p>
      <text:p text:style-name="P1"><text:s text:c="4"/>nsieve-bits: <text:s text:c="6"/>1.68x as fast <text:s text:c="5"/>216.2ms +/- 26.6% <text:s text:c="2"/>129.0ms +/- 1.0% significant </text:p>
      <text:p text:style-name="P1"/>
      <text:p text:style-name="P1"><text:s text:c="2"/>controlflow: <text:s text:c="8"/>1.86x as fast <text:s text:c="6"/>82.8ms +/- 2.0% <text:s text:c="4"/>44.6ms +/- 1.5% significant </text:p>
      <text:p text:style-name="P1"><text:s text:c="4"/>recursive: <text:s text:c="8"/>1.86x as fast <text:s text:c="6"/>82.8ms +/- 2.0% <text:s text:c="4"/>44.6ms +/- 1.5% significant </text:p>
      <text:p text:style-name="P1"/>
      <text:p text:style-name="P1"><text:s text:c="2"/>crypto: <text:s text:c="13"/>1.48x as fast <text:s text:c="5"/>368.6ms +/- 0.7% <text:s text:c="3"/>249.8ms +/- 0.7% significant </text:p>
      <text:p text:style-name="P1"><text:s text:c="4"/>aes: <text:s text:c="14"/>1.53x as fast <text:s text:c="5"/>144.8ms +/- 1.5% <text:s text:c="4"/>94.4ms +/- 2.0% significant </text:p>
      <text:p text:style-name="P1"><text:s text:c="4"/>md5: <text:s text:c="14"/>1.49x as fast <text:s text:c="5"/>109.2ms +/- 0.5% <text:s text:c="4"/>73.2ms +/- 1.4% significant </text:p>
      <text:p text:style-name="P1"><text:s text:c="4"/>sha1: <text:s text:c="13"/>1.39x as fast <text:s text:c="5"/>114.6ms +/- 1.5% <text:s text:c="4"/>82.2ms +/- 2.0% significant </text:p>
      <text:p text:style-name="P1"><text:soft-page-break/></text:p>
      <text:p text:style-name="P1"><text:s text:c="2"/>date: <text:s text:c="15"/>1.74x as fast <text:s text:c="5"/>730.4ms +/- 2.0% <text:s text:c="3"/>418.8ms +/- 1.6% significant </text:p>
      <text:p text:style-name="P1"><text:s text:c="4"/>format-tofte: <text:s text:c="5"/>1.81x as fast <text:s text:c="5"/>445.2ms +/- 1.5% <text:s text:c="3"/>246.2ms +/- 1.5% significant </text:p>
      <text:p text:style-name="P1"><text:s text:c="4"/>format-xparb: <text:s text:c="5"/>1.65x as fast <text:s text:c="5"/>285.2ms +/- 3.0% <text:s text:c="3"/>172.6ms +/- 2.2% significant </text:p>
      <text:p text:style-name="P1"/>
      <text:p text:style-name="P1"><text:s text:c="2"/>math: <text:s text:c="15"/>1.64x as fast <text:s text:c="5"/>650.4ms +/- 1.4% <text:s text:c="3"/>395.6ms +/- 3.6% significant </text:p>
      <text:p text:style-name="P1"><text:s text:c="4"/>cordic: <text:s text:c="11"/>2.07x as fast <text:s text:c="5"/>252.8ms +/- 0.8% <text:s text:c="3"/>122.0ms +/- 2.6% significant </text:p>
      <text:p text:style-name="P1"><text:s text:c="4"/>partial-sums: <text:s text:c="5"/>1.37x as fast <text:s text:c="5"/>279.6ms +/- 1.8% <text:s text:c="3"/>204.6ms +/- 5.1% significant </text:p>
      <text:p text:style-name="P1"><text:s text:c="4"/>spectral-norm: <text:s text:c="4"/>1.71x as fast <text:s text:c="5"/>118.0ms +/- 3.6% <text:s text:c="4"/>69.0ms +/- 3.4% significant </text:p>
      <text:p text:style-name="P1"/>
      <text:p text:style-name="P1"><text:s text:c="2"/>regexp: <text:s text:c="13"/>1.23x as fast <text:s text:c="5"/>600.6ms +/- 3.8% <text:s text:c="3"/>489.4ms +/- 0.4% significant </text:p>
      <text:p text:style-name="P1"><text:s text:c="4"/>dna: <text:s text:c="14"/>1.23x as fast <text:s text:c="5"/>600.6ms +/- 3.8% <text:s text:c="3"/>489.4ms +/- 0.4% significant </text:p>
      <text:p text:style-name="P1"/>
      <text:p text:style-name="P1"><text:s text:c="2"/>string: <text:s text:c="13"/>1.76x as fast <text:s text:c="4"/>1559.8ms +/- 1.8% <text:s text:c="3"/>885.6ms +/- 0.9% significant </text:p>
      <text:p text:style-name="P1"><text:s text:c="4"/>base64: <text:s text:c="11"/>1.38x as fast <text:s text:c="5"/>173.2ms +/- 1.9% <text:s text:c="3"/>125.2ms +/- 1.3% significant </text:p>
      <text:p text:style-name="P1"><text:s text:c="4"/>fasta: <text:s text:c="12"/>2.53x as fast <text:s text:c="5"/>365.8ms +/- 1.7% <text:s text:c="3"/>144.8ms +/- 0.4% significant </text:p>
      <text:p text:style-name="P1"><text:s text:c="4"/>tagcloud: <text:s text:c="9"/>1.42x as fast <text:s text:c="5"/>335.8ms +/- 3.9% <text:s text:c="3"/>235.8ms +/- 1.7% significant </text:p>
      <text:p text:style-name="P1"><text:s text:c="4"/>unpack-code: <text:s text:c="6"/>2.02x as fast <text:s text:c="5"/>472.8ms +/- 2.7% <text:s text:c="3"/>234.0ms +/- 1.3% significant </text:p>
      <text:p text:style-name="P1"><text:s text:c="4"/>validate-input: <text:s text:c="3"/>1.46x as fast <text:s text:c="5"/>212.2ms +/- 4.2% <text:s text:c="3"/>145.8ms +/- 4.1% significant </text:p>
      <text:p text:style-name="P1"/>
      <text:p text:style-name="P1"/>
      <text:p text:style-name="P5">TEST <text:s text:c="18"/>COMPARISON <text:s text:c="11"/>FROM <text:s text:c="16"/>TO <text:s text:c="12"/>DETAILS </text:p>
      <text:p text:style-name="P1"/>
      <text:p text:style-name="P1">============================================================================= </text:p>
      <text:p text:style-name="P1"><text:s text:c="43"/><text:span text:style-name="T1">Midori</text:span><text:tab/><text:tab/> <text:s text:c="7"/><text:span text:style-name="T1">Spry </text:span></text:p>
      <text:p text:style-name="P1">** TOTAL **: <text:s text:c="10"/>- <text:s text:c="16"/>3873.6ms +/- 0.9% <text:s text:c="2"/>3850.8ms +/- 0.3% </text:p>
      <text:p text:style-name="P1"/>
      <text:p text:style-name="P1">============================================================================= </text:p>
      <text:p text:style-name="P1">NC = Not Conclusive</text:p>
      <text:p text:style-name="P1"><text:s text:c="2"/>3d: <text:s text:c="17"/>?? <text:s text:c="16"/>504.2ms +/- 1.3% <text:s text:c="3"/>510.6ms +/- 1.2% <text:s text:c="4"/>NC </text:p>
      <text:p text:style-name="P1"><text:s text:c="4"/>cube: <text:s text:c="13"/>?? <text:s text:c="16"/>156.6ms +/- 0.4% <text:s text:c="3"/>157.4ms +/- 1.6% <text:s text:c="4"/>NC</text:p>
      <text:p text:style-name="P1"><text:s text:c="4"/>morph: <text:s text:c="12"/>*1.02x as slow* <text:s text:c="3"/>173.2ms +/- 1.3% <text:s text:c="3"/>175.8ms +/- 0.9% <text:s text:c="4"/>significant </text:p>
      <text:p text:style-name="P1"><text:s text:c="4"/>raytrace: <text:s text:c="9"/>?? <text:s text:c="16"/>174.4ms +/- 2.9% <text:s text:c="3"/>177.4ms +/- 2.5% <text:s text:c="4"/>NC</text:p>
      <text:p text:style-name="P1"/>
      <text:p text:style-name="P1"><text:s text:c="2"/>access: <text:s text:c="13"/>*1.01x as slow* <text:s text:c="3"/>540.4ms +/- 0.7% <text:s text:c="3"/>548.2ms +/- 0.9% <text:s text:c="4"/>significant </text:p>
      <text:p text:style-name="P1"><text:s text:c="4"/>binary-trees: <text:s text:c="5"/>?? <text:s text:c="17"/>64.0ms +/- 1.9% <text:s text:c="4"/>65.2ms +/- 2.5% <text:s text:c="4"/>NC</text:p>
      <text:p text:style-name="P1"><text:s text:c="4"/>fannkuch: <text:s text:c="9"/>*1.01x as slow* <text:s text:c="3"/>194.8ms +/- 0.8% <text:s text:c="3"/>197.6ms +/- 2.0% <text:s text:c="4"/>significant </text:p>
      <text:p text:style-name="P1"><text:s text:c="4"/>nbody: <text:s text:c="12"/>?? <text:s text:c="16"/>210.0ms +/- 1.4% <text:s text:c="3"/>211.4ms +/- 1.9% <text:s text:c="4"/>NC</text:p>
      <text:p text:style-name="P1"><text:s text:c="4"/>nsieve: <text:s text:c="11"/>*1.03x as slow* <text:s text:c="4"/>71.6ms +/- 1.6% <text:s text:c="4"/>74.0ms +/- 6.8% <text:s text:c="4"/>significant </text:p>
      <text:p text:style-name="P1"/>
      <text:p text:style-name="P1"><text:s text:c="2"/>bitops: <text:s text:c="13"/>1.03x as fast <text:s text:c="5"/>344.2ms +/- 1.8% <text:s text:c="3"/>335.6ms +/- 0.9% <text:s text:c="4"/>significant </text:p>
      <text:p text:style-name="P1"><text:s text:c="4"/>3bit-bits-in-byte: - <text:s text:c="18"/>44.4ms +/- 5.1% <text:s text:c="4"/>42.2ms +/- 3.2% </text:p>
      <text:p text:style-name="P1"><text:s text:c="4"/>bits-in-byte: <text:s text:c="5"/>1.05x as fast <text:s text:c="6"/>64.4ms +/- 1.7% <text:s text:c="4"/>61.4ms +/- 1.8% <text:s text:c="4"/>significant </text:p>
      <text:p text:style-name="P1"><text:s text:c="4"/>bitwise-and: <text:s text:c="6"/>- <text:s text:c="17"/>106.6ms +/- 6.6% <text:s text:c="3"/>102.6ms +/- 1.8% </text:p>
      <text:p text:style-name="P1"><text:s text:c="4"/>nsieve-bits: <text:s text:c="6"/>?? <text:s text:c="16"/>128.8ms +/- 0.8% <text:s text:c="3"/>129.4ms +/- 2.1% <text:s text:c="4"/>NC</text:p>
      <text:p text:style-name="P1"/>
      <text:p text:style-name="P1"><text:s text:c="2"/>controlflow: <text:s text:c="8"/>- <text:s text:c="18"/>45.4ms +/- 2.4% <text:s text:c="4"/>45.4ms +/- 1.5% </text:p>
      <text:p text:style-name="P1"><text:s text:c="4"/>recursive: <text:s text:c="8"/>- <text:s text:c="18"/>45.4ms +/- 2.4% <text:s text:c="4"/>45.4ms +/- 1.5% </text:p>
      <text:p text:style-name="P1"/>
      <text:p text:style-name="P1"><text:s text:c="2"/>crypto: <text:s text:c="13"/>- <text:s text:c="17"/>246.8ms +/- 0.6% <text:s text:c="3"/>245.4ms +/- 0.8% </text:p>
      <text:p text:style-name="P1"><text:s text:c="4"/>aes: <text:s text:c="14"/>- <text:s text:c="18"/>94.4ms +/- 1.5% <text:s text:c="4"/>94.2ms +/- 1.7% </text:p>
      <text:p text:style-name="P1"><text:s text:c="4"/>md5: <text:s text:c="14"/>- <text:s text:c="18"/>72.6ms +/- 2.0% <text:s text:c="4"/>71.4ms +/- 2.9% </text:p>
      <text:p text:style-name="P1"><text:s text:c="4"/>sha1: <text:s text:c="13"/>- <text:s text:c="18"/>79.8ms +/- 1.3% <text:s text:c="4"/>79.8ms +/- 0.7% </text:p>
      <text:p text:style-name="P1"/>
      <text:p text:style-name="P1"><text:s text:c="2"/>date: <text:s text:c="15"/>?? <text:s text:c="16"/>416.8ms +/- 0.5% <text:s text:c="3"/>417.4ms +/- 0.7% <text:s text:c="4"/>NC</text:p>
      <text:p text:style-name="P1"><text:s text:c="4"/>format-tofte: <text:s text:c="5"/>- <text:s text:c="17"/>246.2ms +/- 0.4% <text:s text:c="3"/>246.0ms +/- 1.3% </text:p>
      <text:p text:style-name="P1"><text:s text:c="4"/>format-xparb: <text:s text:c="5"/>?? <text:s text:c="16"/>170.6ms +/- 0.8% <text:s text:c="3"/>171.4ms +/- 0.4% <text:s text:c="4"/>NC</text:p>
      <text:p text:style-name="P1"/>
      <text:p text:style-name="P1"><text:s text:c="2"/>math: <text:s text:c="15"/>- <text:s text:c="17"/>390.2ms +/- 6.5% <text:s text:c="3"/>379.4ms +/- 0.9% </text:p>
      <text:p text:style-name="P1"><text:s text:c="4"/>cordic: <text:s text:c="11"/>- <text:s text:c="17"/>117.6ms +/- 1.6% <text:s text:c="3"/>116.2ms +/- 0.9% </text:p>
      <text:p text:style-name="P1"><text:s text:c="4"/>partial-sums: <text:s text:c="5"/>- <text:s text:c="17"/>206.4ms +/- 11.6% <text:s text:c="3"/>196.6ms +/- 2.4% </text:p>
      <text:p text:style-name="P1"><text:s text:c="4"/>spectral-norm: <text:s text:c="4"/>?? <text:s text:c="17"/>66.2ms +/- 0.8% <text:s text:c="4"/>66.6ms +/- 1.0% <text:s text:c="4"/>NC</text:p>
      <text:p text:style-name="P1"/>
      <text:p text:style-name="P1"><text:s text:c="2"/>regexp: <text:s text:c="13"/>- <text:s text:c="17"/>491.2ms +/- 0.2% <text:s text:c="3"/>490.6ms +/- 0.6% </text:p>
      <text:p text:style-name="P1"><text:s text:c="4"/>dna: <text:s text:c="14"/>- <text:s text:c="17"/>491.2ms +/- 0.2% <text:s text:c="3"/>490.6ms +/- 0.6% </text:p>
      <text:p text:style-name="P1"/>
      <text:p text:style-name="P1"><text:s text:c="2"/>string: <text:s text:c="13"/>- <text:s text:c="17"/>894.4ms +/- 3.1% <text:s text:c="3"/>878.2ms +/- 0.7% </text:p>
      <text:p text:style-name="P1"><text:s text:c="4"/>base64: <text:s text:c="11"/>- <text:s text:c="17"/>129.4ms +/- 6.0% <text:s text:c="3"/>124.6ms +/- 1.5% </text:p>
      <text:p text:style-name="P1"><text:s text:c="4"/>fasta: <text:s text:c="12"/>- <text:s text:c="17"/>149.2ms +/- 4.8% <text:s text:c="3"/>146.2ms +/- 2.0% </text:p>
      <text:p text:style-name="P1"><text:s text:c="4"/>tagcloud: <text:s text:c="9"/>- <text:s text:c="17"/>234.2ms +/- 4.0% <text:s text:c="3"/>230.2ms +/- 0.8% </text:p>
      <text:p text:style-name="P1"><text:s text:c="4"/>unpack-code: <text:s text:c="6"/>?? <text:s text:c="16"/>234.2ms +/- 1.0% <text:s text:c="3"/>236.2ms +/- 1.8% <text:s text:c="4"/>NC</text:p>
      <text:p text:style-name="P1"><text:s text:c="4"/>validate-input: <text:s text:c="3"/>1.05x as fast <text:s text:c="5"/>147.4ms +/- 3.0% <text:s text:c="3"/>141.0ms +/- 3.4% significant</text:p>
      <text:p text:style-name="P1"/>
      <text:p text:style-name="P1"/>
      <text:p text:style-name="P6">Conclusion</text:p>
      <text:p text:style-name="P1"/>
      <text:p text:style-name="P1">-Spry was a lot faster(1.62 times) than Firefox</text:p>
      <text:p text:style-name="P1">-Used a lot less memory than Firefox</text:p>
      <text:p text:style-name="P1">-Spry and Midori were very close</text:p>
      <text:p text:style-name="P1">-Spry beat Midori by small margins in memory and spe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1T12:16:16</meta:creation-date>
    <dc:date>2009-05-22T14:07:23</dc:date>
    <meta:editing-duration>PT03H44M59S</meta:editing-duration>
    <meta:editing-cycles>32</meta:editing-cycles>
    <meta:generator>OpenOffice.org/3.0$Unix OpenOffice.org_project/300m15$Build-9379</meta:generator>
    <meta:document-statistic meta:table-count="0" meta:image-count="0" meta:object-count="0" meta:page-count="5" meta:paragraph-count="104" meta:word-count="1037" meta:character-count="8540"/>
    <meta:user-defined meta:name="Info 1"/>
    <meta:user-defined meta:name="Info 2"/>
    <meta:user-defined meta:name="Info 3"/>
    <meta:user-defined meta:name="Info 4"/>
  </office:meta>
</office:document-meta>
</file>